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Times New Roman'" style:font-family-asian="'Times New Roman'" style:font-family-complex="'Times New Roman'" fo:background-color="transparent" fo:color="#000000"/>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4.00pt" fo:font-weight="normal" fo:font-family="'Times New Roman'" style:font-family-asian="'Times New Roman'" style:font-family-complex="'Times New Roman'" fo:background-color="transparent" fo:color="#000000"/>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4.00pt" fo:font-weight="normal" fo:font-family="'Times New Roman'" style:font-family-asian="'Times New Roman'" style:font-family-complex="'Times New Roman'" fo:background-color="transparent" fo:color="#000000"/>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4.00pt" fo:font-weight="normal" fo:font-family="'Times New Roman'" style:font-family-asian="'Times New Roman'" style:font-family-complex="'Times New Roman'" fo:background-color="transparent" fo:color="#000000"/>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4.00pt" fo:font-weight="normal" fo:font-family="'Times New Roman'" style:font-family-asian="'Times New Roman'" style:font-family-complex="'Times New Roman'" fo:background-color="transparent" fo:color="#000000"/>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4.00pt" fo:font-weight="normal" fo:font-family="'Times New Roman'" style:font-family-asian="'Times New Roman'" style:font-family-complex="'Times New Roman'" fo:background-color="transparent" fo:color="#000000"/>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4.00pt" fo:font-weight="normal" fo:font-family="'Times New Roman'" style:font-family-asian="'Times New Roman'" style:font-family-complex="'Times New Roman'" fo:background-color="transparent" fo:color="#000000"/>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4.00pt" fo:font-weight="normal" fo:font-family="'Times New Roman'" style:font-family-asian="'Times New Roman'" style:font-family-complex="'Times New Roman'" fo:background-color="transparent" fo:color="#000000"/>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4.00pt" fo:font-weight="normal" fo:font-family="'Times New Roman'" style:font-family-asian="'Times New Roman'" style:font-family-complex="'Times New Roman'" fo:background-color="transparent" fo:color="#000000"/>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4.00pt" fo:font-weight="normal" fo:font-family="'Times New Roman'" style:font-family-asian="'Times New Roman'" style:font-family-complex="'Times New Roman'" fo:background-color="transparent" fo:color="#000000"/>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4.00pt" fo:font-weight="normal" fo:font-family="'Times New Roman'" style:font-family-asian="'Times New Roman'" style:font-family-complex="'Times New Roman'"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4.00pt" fo:font-weight="normal" fo:font-family="'Times New Roman'" style:font-family-asian="'Times New Roman'" style:font-family-complex="'Times New Roman'"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4.00pt" fo:font-weight="normal" fo:font-family="'Times New Roman'" style:font-family-asian="'Times New Roman'" style:font-family-complex="'Times New Roman'"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4.00pt" fo:font-weight="normal" fo:font-family="'Times New Roman'" style:font-family-asian="'Times New Roman'" style:font-family-complex="'Times New Roman'" fo:background-color="transparent" fo:color="#000000"/>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4.00pt" fo:font-weight="normal" fo:font-family="'Times New Roman'" style:font-family-asian="'Times New Roman'" style:font-family-complex="'Times New Roman'" fo:background-color="transparent" fo:color="#000000"/>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4.00pt" fo:font-weight="normal" fo:font-family="'Times New Roman'" style:font-family-asian="'Times New Roman'" style:font-family-complex="'Times New Roman'" fo:background-color="transparent" fo:color="#000000"/>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4.00pt" fo:font-weight="normal" fo:font-family="'Times New Roman'" style:font-family-asian="'Times New Roman'" style:font-family-complex="'Times New Roman'" fo:background-color="transparent" fo:color="#000000"/>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4.00pt" fo:font-weight="normal" fo:font-family="'Times New Roman'" style:font-family-asian="'Times New Roman'" style:font-family-complex="'Times New Roman'" fo:background-color="transparent" fo:color="#000000"/>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4.00pt" fo:font-weight="normal" fo:font-family="'Times New Roman'" style:font-family-asian="'Times New Roman'" style:font-family-complex="'Times New Roman'" fo:background-color="transparent" fo:color="#000000"/>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4.00pt" fo:font-weight="normal" fo:font-family="'Times New Roman'" style:font-family-asian="'Times New Roman'" style:font-family-complex="'Times New Roman'" fo:background-color="transparent" fo:color="#000000"/>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4.00pt" fo:font-weight="normal" fo:font-family="'Times New Roman'" style:font-family-asian="'Times New Roman'" style:font-family-complex="'Times New Roman'" fo:background-color="transparent" fo:color="#000000"/>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4.00pt" fo:font-weight="normal" fo:font-family="'Times New Roman'" style:font-family-asian="'Times New Roman'" style:font-family-complex="'Times New Roman'" fo:background-color="transparent" fo:color="#000000"/>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4.00pt" fo:font-weight="normal" fo:font-family="'Times New Roman'" style:font-family-asian="'Times New Roman'" style:font-family-complex="'Times New Roman'" fo:background-color="transparent" fo:color="#000000"/>
    </style:style>
    <style:style style:name="T46" style:family="text">
      <style:text-properties fo:font-size="12.00pt" fo:font-weight="normal" fo:font-family="'Liberation Serif'" style:font-family-asian="'Liberation Serif'" style:font-family-complex="'Liberation Serif'" fo:background-color="transparent" style:use-window-font-color="true"/>
    </style:style>
    <style:style style:name="T47" style:family="text">
      <style:text-properties fo:font-size="14.00pt" fo:font-weight="normal" fo:font-family="'Times New Roman'" style:font-family-asian="'Times New Roman'" style:font-family-complex="'Times New Roman'" fo:background-color="transparent" fo:color="#000000"/>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T49" style:family="text">
      <style:text-properties fo:font-size="14.00pt" fo:font-weight="normal" fo:font-family="'Times New Roman'" style:font-family-asian="'Times New Roman'" style:font-family-complex="'Times New Roman'" fo:background-color="transparent" fo:color="#000000"/>
    </style:style>
    <style:style style:name="T50" style:family="text">
      <style:text-properties fo:font-size="12.00pt" fo:font-weight="normal" fo:font-family="'Liberation Serif'" style:font-family-asian="'Liberation Serif'" style:font-family-complex="'Liberation Serif'" fo:background-color="transparent" style:use-window-font-color="true"/>
    </style:style>
    <style:style style:name="T51" style:family="text">
      <style:text-properties fo:font-size="14.00pt" fo:font-weight="normal" fo:font-family="'Times New Roman'" style:font-family-asian="'Times New Roman'" style:font-family-complex="'Times New Roman'" fo:background-color="transparent" fo:color="#000000"/>
    </style:style>
    <style:style style:name="T52" style:family="text">
      <style:text-properties fo:font-size="12.00pt" fo:font-weight="normal" fo:font-family="'Liberation Serif'" style:font-family-asian="'Liberation Serif'" style:font-family-complex="'Liberation Serif'" fo:background-color="transparent" style:use-window-font-color="true"/>
    </style:style>
    <style:style style:name="T53" style:family="text">
      <style:text-properties fo:font-size="14.00pt" fo:font-weight="normal" fo:font-family="'Times New Roman'" style:font-family-asian="'Times New Roman'" style:font-family-complex="'Times New Roman'" fo:background-color="transparent" fo:color="#000000"/>
    </style:style>
    <style:style style:name="T54" style:family="text">
      <style:text-properties fo:font-size="12.00pt" fo:font-weight="normal" fo:font-family="'Liberation Serif'" style:font-family-asian="'Liberation Serif'" style:font-family-complex="'Liberation Serif'" fo:background-color="transparent" style:use-window-font-color="true"/>
    </style:style>
    <style:style style:name="T55" style:family="text">
      <style:text-properties fo:font-size="14.00pt" fo:font-weight="normal" fo:font-family="'Times New Roman'" style:font-family-asian="'Times New Roman'" style:font-family-complex="'Times New Roman'" fo:background-color="transparent" fo:color="#000000"/>
    </style:style>
    <style:style style:name="T56" style:family="text">
      <style:text-properties fo:font-size="12.00pt" fo:font-weight="normal" fo:font-family="'Liberation Serif'" style:font-family-asian="'Liberation Serif'" style:font-family-complex="'Liberation Serif'" fo:background-color="transparent" style:use-window-font-color="true"/>
    </style:style>
    <style:style style:name="T57" style:family="text">
      <style:text-properties fo:font-size="14.00pt" fo:font-weight="normal" fo:font-family="'Times New Roman'" style:font-family-asian="'Times New Roman'" style:font-family-complex="'Times New Roman'" fo:background-color="transparent" fo:color="#000000"/>
    </style:style>
    <style:style style:name="T58" style:family="text">
      <style:text-properties fo:font-size="12.00pt" fo:font-weight="normal" fo:font-family="'Liberation Serif'" style:font-family-asian="'Liberation Serif'" style:font-family-complex="'Liberation Serif'" fo:background-color="transparent" style:use-window-font-color="true"/>
    </style:style>
    <style:style style:name="T59" style:family="text">
      <style:text-properties fo:font-size="14.00pt" fo:font-weight="normal" fo:font-family="'Times New Roman'" style:font-family-asian="'Times New Roman'" style:font-family-complex="'Times New Roman'" fo:background-color="transparent" fo:color="#000000"/>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4.00pt" fo:font-weight="normal" fo:font-family="'Times New Roman'" style:font-family-asian="'Times New Roman'" style:font-family-complex="'Times New Roman'" fo:background-color="transparent" fo:color="#000000"/>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4.00pt" fo:font-weight="normal" fo:font-family="'Times New Roman'" style:font-family-asian="'Times New Roman'" style:font-family-complex="'Times New Roman'" fo:background-color="transparent" fo:color="#000000"/>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4.00pt" fo:font-weight="normal" fo:font-family="'Times New Roman'" style:font-family-asian="'Times New Roman'" style:font-family-complex="'Times New Roman'" fo:background-color="transparent" fo:color="#000000"/>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4.00pt" fo:font-weight="normal" fo:font-family="'Times New Roman'" style:font-family-asian="'Times New Roman'" style:font-family-complex="'Times New Roman'" fo:background-color="transparent" fo:color="#000000"/>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4.00pt" fo:font-weight="normal" fo:font-family="'Times New Roman'" style:font-family-asian="'Times New Roman'" style:font-family-complex="'Times New Roman'" fo:background-color="transparent" fo:color="#000000"/>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4.00pt" fo:font-weight="normal" fo:font-family="'Times New Roman'" style:font-family-asian="'Times New Roman'" style:font-family-complex="'Times New Roman'" fo:background-color="transparent" fo:color="#000000"/>
    </style:style>
    <style:style style:name="T72" style:family="text">
      <style:text-properties fo:font-size="12.00pt" fo:font-weight="normal" fo:font-family="'Liberation Serif'" style:font-family-asian="'Liberation Serif'" style:font-family-complex="'Liberation Serif'" fo:background-color="transparent" style:use-window-font-color="true"/>
    </style:style>
    <style:style style:name="T73" style:family="text">
      <style:text-properties fo:font-size="14.00pt" fo:font-weight="normal" fo:font-family="'Times New Roman'" style:font-family-asian="'Times New Roman'" style:font-family-complex="'Times New Roman'" fo:background-color="transparent" fo:color="#000000"/>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4.00pt" fo:font-weight="normal" fo:font-family="'Times New Roman'" style:font-family-asian="'Times New Roman'" style:font-family-complex="'Times New Roman'" fo:background-color="transparent" fo:color="#000000"/>
    </style:style>
    <style:style style:name="T76"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bottom="14.15pt"/>
    </style:style>
    <style:style style:name="P3" style:family="paragraph">
      <style:paragraph-properties fo:line-height="100.00%" fo:text-align="left"/>
    </style:style>
    <style:style style:name="P4" style:family="paragraph">
      <style:paragraph-properties fo:line-height="100.00%" fo:text-align="left" fo:margin-bottom="14.15pt"/>
    </style:style>
    <style:style style:name="P5" style:family="paragraph">
      <style:paragraph-properties fo:line-height="100.00%" fo:text-align="left"/>
    </style:style>
    <style:style style:name="P6" style:family="paragraph">
      <style:paragraph-properties fo:line-height="100.00%" fo:text-align="left" fo:margin-bottom="14.15pt"/>
    </style:style>
    <style:style style:name="P7" style:family="paragraph">
      <style:paragraph-properties fo:line-height="100.00%" fo:text-align="left"/>
    </style:style>
    <style:style style:name="P8" style:family="paragraph">
      <style:paragraph-properties fo:line-height="100.00%" fo:text-align="left" fo:margin-bottom="14.15pt"/>
    </style:style>
    <style:style style:name="P9" style:family="paragraph">
      <style:paragraph-properties fo:line-height="100.00%" fo:text-align="left"/>
    </style:style>
    <style:style style:name="P10" style:family="paragraph">
      <style:paragraph-properties fo:line-height="100.00%" fo:text-align="left" fo:margin-bottom="14.15pt"/>
    </style:style>
    <style:style style:name="P11" style:family="paragraph">
      <style:paragraph-properties fo:line-height="100.00%" fo:text-align="left"/>
    </style:style>
    <style:style style:name="P12" style:family="paragraph">
      <style:paragraph-properties fo:line-height="100.00%" fo:text-align="left" fo:margin-bottom="14.15pt"/>
    </style:style>
    <style:style style:name="P13" style:family="paragraph">
      <style:paragraph-properties fo:line-height="100.00%" fo:text-align="left"/>
    </style:style>
    <style:style style:name="P14" style:family="paragraph">
      <style:paragraph-properties fo:line-height="100.00%" fo:text-align="left" fo:margin-bottom="14.15pt"/>
    </style:style>
    <style:style style:name="P15" style:family="paragraph">
      <style:paragraph-properties fo:line-height="100.00%" fo:text-align="left"/>
    </style:style>
    <style:style style:name="P16" style:family="paragraph">
      <style:paragraph-properties fo:line-height="100.00%" fo:text-align="left" fo:margin-bottom="14.15pt"/>
    </style:style>
    <style:style style:name="P17" style:family="paragraph">
      <style:paragraph-properties fo:line-height="100.00%" fo:text-align="left"/>
    </style:style>
    <style:style style:name="P18" style:family="paragraph">
      <style:paragraph-properties fo:line-height="100.00%" fo:text-align="left" fo:margin-bottom="14.15pt"/>
    </style:style>
    <style:style style:name="P19" style:family="paragraph">
      <style:paragraph-properties fo:line-height="100.00%" fo:text-align="left"/>
    </style:style>
    <style:style style:name="P20" style:family="paragraph">
      <style:paragraph-properties fo:line-height="100.00%" fo:text-align="left" fo:margin-bottom="14.15pt"/>
    </style:style>
    <style:style style:name="P21" style:family="paragraph">
      <style:paragraph-properties fo:line-height="100.00%" fo:text-align="left"/>
    </style:style>
    <style:style style:name="P22" style:family="paragraph">
      <style:paragraph-properties fo:line-height="100.00%" fo:text-align="left" fo:margin-bottom="14.15pt"/>
    </style:style>
    <style:style style:name="P23" style:family="paragraph">
      <style:paragraph-properties fo:line-height="100.00%" fo:text-align="left"/>
    </style:style>
    <style:style style:name="P24" style:family="paragraph">
      <style:paragraph-properties fo:line-height="100.00%" fo:text-align="left" fo:margin-bottom="14.15pt"/>
    </style:style>
    <style:style style:name="P25" style:family="paragraph">
      <style:paragraph-properties fo:line-height="100.00%" fo:text-align="left"/>
    </style:style>
    <style:style style:name="P26" style:family="paragraph">
      <style:paragraph-properties fo:line-height="100.00%" fo:text-align="left" fo:margin-bottom="14.15pt"/>
    </style:style>
    <style:style style:name="P27" style:family="paragraph">
      <style:paragraph-properties fo:line-height="100.00%" fo:text-align="left"/>
    </style:style>
    <style:style style:name="P28" style:family="paragraph">
      <style:paragraph-properties fo:line-height="100.00%" fo:text-align="left" fo:margin-bottom="14.15pt"/>
    </style:style>
    <style:style style:name="P29" style:family="paragraph">
      <style:paragraph-properties fo:line-height="100.00%" fo:text-align="left"/>
    </style:style>
    <style:style style:name="P30" style:family="paragraph">
      <style:paragraph-properties fo:line-height="100.00%" fo:text-align="left" fo:margin-bottom="14.15pt"/>
    </style:style>
    <style:style style:name="P31" style:family="paragraph">
      <style:paragraph-properties fo:line-height="100.00%" fo:text-align="left"/>
    </style:style>
    <style:style style:name="P32" style:family="paragraph">
      <style:paragraph-properties fo:line-height="100.00%" fo:text-align="left"/>
    </style:style>
  </office:automatic-styles>
  <office:body>
    <office:text>
      <text:p text:style-name="P1"><text:span text:style-name="T1">SDSMT SENIOR DESIGN SOFTWARE DEVELOPMENT AGREEMENT </text:span></text:p>
      <text:p text:style-name="P2"><text:span text:style-name="T2"><text:line-break/></text:span><text:span text:style-name="T3">This Software Development Agreement (the "Agreement") is made between the SENIOR DESIGN TEAM Home Remote, ("Student Group"),  consisting of team members Chris Jenen, Joshua Kinkade, Brian Vogel, James Wiegand and  June Alexander-Knight ("Sponsor"), having a place of business at L3 Communications. </text:span></text:p>
      <text:p text:style-name="P3"><text:span text:style-name="T3">RECITALS </text:span></text:p>
      <text:p text:style-name="P4"><text:span text:style-name="T4"><text:line-break/></text:span><text:span text:style-name="T5">1. Sponsor desires Senior Design Team to develop software for use in Sponsor's home automation platform for garage door opener and sprinkler system (the "Field"). </text:span><text:span text:style-name="T6"><text:line-break/><text:line-break/></text:span><text:span text:style-name="T7">2. Senior Design Team is willing to develop such Software. </text:span><text:span text:style-name="T8"><text:line-break/><text:line-break/></text:span><text:span text:style-name="T9">NOW, THEREFORE, in consideration of the mutual covenants and promises herein contained, the Team and Sponsor agree as follows: </text:span></text:p>
      <text:p text:style-name="P5"><text:span text:style-name="T9">1. EFFECTIVE DATE </text:span></text:p>
      <text:p text:style-name="P6"><text:span text:style-name="T10"><text:line-break/></text:span><text:span text:style-name="T11">This Agreement shall be effective as of 10/5/1012 (the "Effective Date"). </text:span></text:p>
      <text:p text:style-name="P7"><text:span text:style-name="T11">2. DEFINITIONS </text:span></text:p>
      <text:p text:style-name="P8"><text:span text:style-name="T12"><text:line-break/></text:span><text:span text:style-name="T13">1. "Software" shall mean the computer programs in machine readable object code form and any subsequent error corrections or updates supplied to Sponsor by Senior Design Team pursuant to this Agreement.</text:span><text:span text:style-name="T14"><text:line-break/><text:line-break/></text:span><text:span text:style-name="T15">2. "Acceptance Criteria" means the written technical and operational performance and functional criteria and documentation standards set out in the project plan. </text:span><text:span text:style-name="T16"><text:line-break/><text:line-break/></text:span><text:span text:style-name="T17">3. "Acceptance Date" means the date for each Milestone when all Deliverables included in that Milestone have been accepted by Sponsor in accordance with the Acceptance Criteria and this Agreement. </text:span><text:span text:style-name="T18"><text:line-break/><text:line-break/></text:span><text:span text:style-name="T19">4. "Deliverable" means a deliverable specified in the project plan. </text:span><text:span text:style-name="T20"><text:line-break/><text:line-break/></text:span><text:span text:style-name="T21">5. "Delivery Date" shall mean, with respect to a particular Milestone, the date on which University has delivered to Sponsor all of the Deliverables for that Milestone in accordance with the project plan and this Agreement. </text:span><text:span text:style-name="T22"><text:line-break/><text:line-break/></text:span><text:span text:style-name="T23">6. "Documentation" means the documents, manuals and written materials (including end- user manuals) referenced, indicated or described in the project plan or otherwise developed pursuant to this Agreement. </text:span><text:span text:style-name="T24"><text:line-break/><text:line-break/></text:span><text:span text:style-name="T25">7. "Milestone" means the completion and delivery of all of the Deliverables or other events which are included or described in the project plan scheduled for delivery and/or completion on a given target date; a Milestone will not be considered completed until the Acceptance Date has occurred with respect to all of the Deliverables for that Milestone. </text:span></text:p>
      <text:p text:style-name="P9"><text:span text:style-name="T25">3. DEVELOPMENT OF SOFTWARE </text:span></text:p>
      <text:p text:style-name="P10"><text:span text:style-name="T26"><text:line-break/></text:span><text:span text:style-name="T27">1. Senior Design Team will use its best efforts to develop the Software described in the project plan. The Software development will be under the direction of James Wiegand or his/her successors as mutually agreed to by the parties ("Team Lead") and will be conducted by the Team Lead.   The Team will deliver the Software to the satisfaction of the course instructor that reasonable effort has been made to address the needs of the client.   The Team understands that failure to deliver the Software is grounds for failing the course. </text:span><text:span text:style-name="T28"><text:line-break/><text:line-break/></text:span><text:span text:style-name="T29">2. Sponsor understands that the Senior Design course's mission is education and advancement of knowledge, and, consequently, the development of Software must further that mission. The Senior Design Course does not guarantee specific results or any results, and the Software will be developed only on a best efforts basis.   The Software is considered PROOF OF CONCEPT only and is NOT intended for commercial, medical, mission critical or industrial applications.</text:span><text:span text:style-name="T30"><text:line-break/><text:line-break/></text:span><text:span text:style-name="T31">3.  The Senior Design instructor will act as mediary between Sponsor and Team; and resolve any conflicts that may arise.</text:span></text:p>
      <text:p text:style-name="P11"><text:span text:style-name="T31">4. COMPENSATION </text:span></text:p>
      <text:p text:style-name="P12"><text:span text:style-name="T32"><text:line-break/></text:span><text:span text:style-name="T33">There will be no compensation for the members of the team.</text:span></text:p>
      <text:p text:style-name="P13"><text:span text:style-name="T33">5. CONSULTATION AND REPORTS </text:span></text:p>
      <text:p text:style-name="P14"><text:span text:style-name="T34"><text:line-break/></text:span><text:span text:style-name="T35">1. Sponsor's designated representative for consultation and communications with the Team Lead shall be Chris Jensen or such other person as Sponsor may from time to time designate to the Team Lead ("Designated Representative"). </text:span><text:span text:style-name="T36"><text:line-break/><text:line-break/></text:span><text:span text:style-name="T37">2. During the Term of the Agreement, Sponsor's representatives may consult informally with course instructor regarding the project, both personally and by telephone. Access to work carried on in University facilities, if any, in the course of this Agreement shall be entirely under the control of University personnel but shall be made available on a reasonable basis. </text:span><text:span text:style-name="T38"><text:line-break/><text:line-break/></text:span><text:span text:style-name="T39">3. The Team Lead will submit written progress reports. At the conclusion of this Agreement, the Team Lead shall submit a comprehensive final report in the form of the formal course documentation at the conclusion of the Senior Design II course. </text:span></text:p>
      <text:p text:style-name="P15"><text:span text:style-name="T39">6. CONFIDENTIAL INFORMATION </text:span></text:p>
      <text:p text:style-name="P16"><text:span text:style-name="T40"><text:line-break/></text:span><text:span text:style-name="T41">1. The parties may wish, from time to time, in connection with work contemplated under this Agreement, to disclose confidential information to each other ("Confidential Information"). Each party will use reasonable efforts to prevent the disclosure of any of the other party's Confidential Information to third parties for a period of three (3) years after the termination of this Agreement, provided that the recipient party's obligation shall not apply to information that: </text:span></text:p>
      <text:p text:style-name="P17"><text:span text:style-name="T41">1. is not disclosed in writing or reduced to writing and so marked with an appropriate confidentiality legend within thirty (30) days of disclosure; <text:line-break/>2. is already in the recipient party's possession at the time of disclosure thereof; <text:line-break/>3. is or later becomes part of the public domain through no fault of the recipient party; <text:line-break/>4. is received from a third party having no obligations of confidentiality to the disclosing party; <text:line-break/>5. is independently developed by the recipient party; or <text:line-break/>6. is required by law or regulation to be disclosed. </text:span></text:p>
      <text:p text:style-name="P18"><text:span text:style-name="T42"><text:line-break/></text:span><text:span text:style-name="T43">2. In the event that information is required to be disclosed pursuant to subsection (6), the party required to make disclosure shall notify the other to allow that party to assert whatever exclusions or exemptions may be available to it under such law or regulation. </text:span></text:p>
      <text:p text:style-name="P19"><text:span text:style-name="T43">7. INTELLECTUAL PROPERTY RIGHTS </text:span></text:p>
      <text:p text:style-name="P20"><text:span text:style-name="T44"><text:line-break/></text:span><text:span text:style-name="T45">The source code and deliverables are property of L3 Communications, the algorithims are the property of the students who wrote them.</text:span></text:p>
      <text:p text:style-name="P21"><text:span text:style-name="T45">8. WARRANTIES </text:span></text:p>
      <text:p text:style-name="P22"><text:span text:style-name="T46"><text:line-break/></text:span><text:span text:style-name="T47">The Senior Design Team represents and warrants to Sponsor that: </text:span><text:span text:style-name="T48"><text:line-break/><text:line-break/></text:span><text:span text:style-name="T49">1. the Software is the original work of the Senior Design Team in each and all aspects; </text:span><text:span text:style-name="T50"><text:line-break/><text:line-break/></text:span><text:span text:style-name="T51">2. the Software and its use do not infringe any copyright or trade secret rights of any third party. </text:span><text:span text:style-name="T52"><text:line-break/><text:line-break/></text:span><text:span text:style-name="T53">No agreements will be made beyond items (1) and (2).</text:span></text:p>
      <text:p text:style-name="P23"><text:span text:style-name="T53">9. INDEMNITY </text:span></text:p>
      <text:p text:style-name="P24"><text:span text:style-name="T54"><text:line-break/></text:span><text:span text:style-name="T55">1. Sponsor is responsible for claims and damages, losses or expenses held against the Sponsor. <text:s/></text:span><text:span text:style-name="T56"><text:line-break/><text:line-break/></text:span><text:span text:style-name="T57">2. Sponsor shall indemnify and hold harmless the Senior Design Team, its affiliated companies and the officers, agents, directors and employees of the same from any and all claims and damages, losses or expenses, including attorney's fees, caused by any negligent act of Sponsor or any of Sponsor's agents, employees, subcontractors, or suppliers. </text:span><text:span text:style-name="T58"><text:line-break/><text:line-break/></text:span><text:span text:style-name="T59">3. NEITHER PARTY TO THIS AGREEMENT NOR THEIR AFFILIATED COMPANIES, NOR THE OFFICERS, AGENTS, STUDENTS AND EMPLOYEES OF ANY OF THE FOREGOING, SHALL BE LIABLE TO ANY OTHER PARTY HERETO IN ANY ACTION OR CLAIM FOR CONSEQUENTIAL OR SPECIAL DAMAGES, LOSS OF PROFITS, LOSS OF OPPORTUNITY, LOSS OF PRODUCT OR LOSS OF USE, WHETHER THE ACTION IN WHICH RECOVERY OF DAMAGES IS SOUGHT IS BASED ON CONTRACT TORT (INCLUDING SOLE, CONCURRENT OR OTHER NEGLIGENCE AND STRICT LIABILITY), STATUTE OR OTHERWISE. TO THE EXTENT PERMITTED BY LAW, ANY STATUTORY REMEDIES WHICH ARE INCONSISTENT WITH THE PROVISIONS OF THESE TERMS ARE WAIVED. </text:span></text:p>
      <text:p text:style-name="P25"><text:span text:style-name="T59">10. INDEPENDENT CONTRACTOR </text:span></text:p>
      <text:p text:style-name="P26"><text:span text:style-name="T60"><text:line-break/></text:span><text:span text:style-name="T61">For the purposes of this Agreement and all services to be provided hereunder, the parties shall be, and shall be deemed to be, independent contractors and not agents or employees of the other party. Neither party shall have authority to make any statements, representations or commitments of any kind, or to take any action which shall be binding on the other party, except as may be expressly provided for herein or authorized in writing. </text:span></text:p>
      <text:p text:style-name="P27"><text:span text:style-name="T61">11. TERM AND TERMINATION </text:span></text:p>
      <text:p text:style-name="P28"><text:span text:style-name="T62"><text:line-break/></text:span><text:span text:style-name="T63">1. This Agreement shall commence on the Effective Date and extend until the end of classes of the second semester of Senior Design (CSC 467), unless sooner terminated in accordance with the provisions of this Section ("Term"). </text:span><text:span text:style-name="T64"><text:line-break/><text:line-break/></text:span><text:span text:style-name="T65">2. This Agreement may be terminated by the written agreement of both parties. </text:span><text:span text:style-name="T66"><text:line-break/><text:line-break/></text:span><text:span text:style-name="T67">3. In the event that either party shall be in default of its materials obligations under this Agreement and shall fail to remedy such default within thirty (30) days after receipt of written notice thereof, this Agreement shall terminate upon expiration of the thirty (30) day period. </text:span><text:span text:style-name="T68"><text:line-break/><text:line-break/></text:span><text:span text:style-name="T69">4. Any provisions of this Agreement which by their nature extend beyond termination shall survive such termination. </text:span></text:p>
      <text:p text:style-name="P29"><text:span text:style-name="T69">12. ATTACHMENTS </text:span></text:p>
      <text:p text:style-name="P30"><text:span text:style-name="T70"><text:line-break/></text:span><text:span text:style-name="T71">Attachments A and B are incorporated and made a part of this Agreement for all purposes. </text:span></text:p>
      <text:p text:style-name="P31"><text:span text:style-name="T71">13. GENERAL </text:span></text:p>
      <text:p text:style-name="P32"><text:span text:style-name="T72"><text:line-break/></text:span><text:span text:style-name="T73">1. This Agreement constitutes the entire and only agreement between the parties relating to the Senior Design Course, and all prior negotiations, representations, agreements and understandings are superseded hereby. No agreements altering or supplementing the terms hereof may be made except by means of a written document signed by the duly authorized representatives of the parties. </text:span><text:span text:style-name="T74"><text:line-break/><text:line-break/></text:span><text:span text:style-name="T75">2. This Agreement shall be governed by, construed, and enforced in accordance with the internal laws of the State of South Dakota. </text:span><text:span text:style-name="T76"><text:line-brea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